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3000000064C3DA87DA.png"/>
  <manifest:file-entry manifest:media-type="image/png" manifest:full-path="Pictures/10000201000003200000050095A3119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bitmap" draw:fill-color="#ffffff" draw:fill-image-name="Bitmape_20_1" draw:textarea-vertical-align="middle"/>
    </style:style>
    <style:style style:name="gr3" style:family="graphic" style:parent-style-name="standard">
      <style:graphic-properties draw:fill-color="#99ccff" draw:textarea-vertical-align="middle"/>
    </style:style>
    <style:style style:name="gr4" style:family="graphic" style:parent-style-name="standard">
      <style:graphic-properties svg:stroke-width="0.1cm" svg:stroke-color="#000000" draw:marker-start-width="0.5cm" draw:marker-end-width="0.5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fo:min-height="2.05cm"/>
    </style:style>
    <style:style style:name="gr7" style:family="graphic" style:parent-style-name="standard">
      <style:graphic-properties draw:stroke="none" draw:fill-color="#ffffff" draw:textarea-vertical-align="middle"/>
    </style:style>
    <style:style style:name="gr8" style:family="graphic" style:parent-style-name="standard">
      <style:graphic-properties draw:fill-color="#99ccff" draw:textarea-vertical-align="middle"/>
    </style:style>
    <style:style style:name="gr9" style:family="graphic" style:parent-style-name="standard" style:list-style-name="L1">
      <style:graphic-properties draw:stroke="none" svg:stroke-color="#000000" draw:fill="none" draw:fill-color="#666666" fo:min-height="0.713cm"/>
    </style:style>
    <style:style style:name="gr10" style:family="graphic" style:parent-style-name="standard">
      <style:graphic-properties draw:textarea-vertical-align="middle"/>
    </style:style>
    <style:style style:name="gr11" style:family="graphic" style:parent-style-name="standard">
      <style:graphic-properties draw:stroke="none" svg:stroke-color="#000000" draw:fill="none" draw:fill-color="#ffffff" fo:min-height="0.75cm"/>
    </style:style>
    <style:style style:name="gr12" style:family="graphic" style:parent-style-name="objectwithoutfill">
      <style:graphic-properties draw:fill="none" draw:textarea-vertical-align="middle"/>
    </style:style>
    <style:style style:name="gr13" style:family="graphic" style:parent-style-name="standard">
      <style:graphic-properties draw:fill-color="#ffcccc" draw:textarea-vertical-align="middle"/>
    </style:style>
    <style:style style:name="gr14" style:family="graphic" style:parent-style-name="standard">
      <style:graphic-properties draw:stroke="none" svg:stroke-color="#000000" draw:fill="none" draw:fill-color="#ffffff" fo:min-height="0.65cm"/>
    </style:style>
    <style:style style:name="gr15" style:family="graphic" style:parent-style-name="standard" style:list-style-name="L1">
      <style:graphic-properties draw:stroke="none" svg:stroke-color="#000000" draw:fill="none" draw:fill-color="#666666" fo:min-height="0.713cm"/>
    </style:style>
    <style:style style:name="gr16" style:family="graphic" style:parent-style-name="standard">
      <style:graphic-properties draw:fill-color="#ffffff" draw:opacity="100%" draw:textarea-vertical-align="middle"/>
    </style:style>
    <style:style style:name="gr17" style:family="graphic" style:parent-style-name="standard" style:list-style-name="L1">
      <style:graphic-properties draw:stroke="none" svg:stroke-color="#000000" draw:fill="none" draw:fill-color="#ffffff" fo:min-height="4.05cm"/>
    </style:style>
    <style:style style:name="gr18" style:family="graphic" style:parent-style-name="standard">
      <style:graphic-properties draw:stroke="none" svg:stroke-color="#000000" draw:fill="none" draw:fill-color="#ffffff" fo:min-height="0.713cm"/>
    </style:style>
    <style:style style:name="gr19" style:family="graphic" style:parent-style-name="standard">
      <style:graphic-properties draw:stroke="none" svg:stroke-color="#000000" draw:fill="none" draw:fill-color="#ffffff" fo:min-height="2.526cm"/>
    </style:style>
    <style:style style:name="gr20" style:family="graphic" style:parent-style-name="standard">
      <style:graphic-properties draw:stroke="none" svg:stroke-color="#000000" draw:fill="none" draw:fill-color="#ffffff" fo:min-height="2.15cm"/>
    </style:style>
    <style:style style:name="gr21" style:family="graphic" style:parent-style-name="standard">
      <style:graphic-properties draw:textarea-vertical-align="middle"/>
    </style:style>
    <style:style style:name="gr22" style:family="graphic" style:parent-style-name="standard" style:list-style-name="L1">
      <style:graphic-properties draw:stroke="none" svg:stroke-color="#000000" draw:fill="none" draw:fill-color="#666666" fo:min-height="0.73cm"/>
    </style:style>
    <style:style style:name="gr23" style:family="graphic" style:parent-style-name="standard" style:list-style-name="L1">
      <style:graphic-properties draw:stroke="none" svg:stroke-color="#000000" draw:fill="none" draw:fill-color="#666666" fo:min-height="0.73cm"/>
    </style:style>
    <style:style style:name="gr24" style:family="graphic" style:parent-style-name="objectwithoutfill">
      <style:graphic-properties svg:stroke-width="0.2cm" draw:marker-start-width="0.8cm" draw:marker-end-width="0.8cm" draw:fill="none" draw:textarea-vertical-align="middle" fo:padding-top="0.225cm" fo:padding-bottom="0.225cm" fo:padding-left="0.35cm" fo:padding-right="0.35cm"/>
    </style:style>
    <style:style style:name="gr25" style:family="graphic" style:parent-style-name="standard">
      <style:graphic-properties draw:fill-color="#c5000b" draw:textarea-horizontal-align="justify" draw:textarea-vertical-align="middle" draw:auto-grow-height="false" fo:min-height="0cm" fo:min-width="0cm"/>
    </style:style>
    <style:style style:name="gr26" style:family="graphic" style:parent-style-name="standard">
      <style:graphic-properties draw:fill-color="#99ccff" draw:textarea-vertical-align="middle" draw:auto-grow-height="false" fo:min-height="0.749cm" fo:min-width="0.499cm"/>
    </style:style>
    <style:style style:name="gr27" style:family="graphic" style:parent-style-name="standard">
      <style:graphic-properties draw:fill-color="#579d1c" draw:textarea-vertical-align="middle" draw:auto-grow-height="false" fo:min-height="0.749cm" fo:min-width="0.499cm"/>
    </style:style>
    <style:style style:name="gr28" style:family="graphic" style:parent-style-name="standard">
      <style:graphic-properties draw:fill-color="#ff6666" draw:textarea-vertical-align="middle"/>
    </style:style>
    <style:style style:name="gr29" style:family="graphic" style:parent-style-name="standard">
      <style:graphic-properties draw:stroke="none" svg:stroke-color="#000000" draw:fill="none" draw:fill-color="#ffffff" fo:min-height="0.813cm"/>
    </style:style>
    <style:style style:name="gr30" style:family="graphic" style:parent-style-name="standard">
      <style:graphic-properties draw:stroke="none" svg:stroke-color="#000000" draw:fill="none" draw:fill-color="#ffffff" fo:min-height="1.026cm"/>
    </style:style>
    <style:style style:name="gr31" style:family="graphic" style:parent-style-name="standard">
      <style:graphic-properties draw:stroke="none" svg:stroke-color="#000000" draw:fill="none" draw:fill-color="#ffffff" fo:min-height="1.425cm"/>
    </style:style>
    <style:style style:name="gr32" style:family="graphic" style:parent-style-name="standard">
      <style:graphic-properties draw:fill="solid" draw:fill-color="#99ccff" draw:textarea-vertical-align="middle"/>
    </style:style>
    <style:style style:name="gr33" style:family="graphic" style:parent-style-name="standard">
      <style:graphic-properties draw:stroke="none" svg:stroke-color="#000000" draw:fill="none" draw:fill-color="#ffffff" fo:min-height="1.026cm" draw:shadow="hidden"/>
    </style:style>
    <style:style style:name="gr34" style:family="graphic" style:parent-style-name="standard">
      <style:graphic-properties draw:fill-color="#ffffff" draw:textarea-vertical-align="middle"/>
    </style:style>
    <style:style style:name="gr35" style:family="graphic" style:parent-style-name="standard" style:list-style-name="L1">
      <style:graphic-properties draw:stroke="none" svg:stroke-color="#000000" draw:fill="none" draw:fill-color="#ffffff" fo:min-height="4.573cm"/>
    </style:style>
    <style:style style:name="P1" style:family="paragraph">
      <style:paragraph-properties fo:text-align="center"/>
    </style:style>
    <style:style style:name="P2" style:family="paragraph">
      <style:paragraph-properties fo:line-height="100%"/>
    </style:style>
    <style:style style:name="P3" style:family="paragraph">
      <style:paragraph-properties fo:margin-left="0cm" fo:margin-right="0cm" fo:margin-top="0.4cm" fo:margin-bottom="0.4cm" fo:line-height="100%" fo:text-align="start"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 style:family="paragraph">
      <style:text-properties fo:font-size="18pt"/>
    </style:style>
    <style:style style:name="P5" style:family="paragraph">
      <style:paragraph-properties fo:margin-left="0cm" fo:margin-right="0cm" fo:margin-top="0.2cm" fo:margin-bottom="0.2cm" fo:line-height="100%" fo:text-indent="0cm"/>
    </style:style>
    <style:style style:name="P6" style:family="paragraph">
      <style:paragraph-properties fo:margin-left="0cm" fo:margin-right="0cm" fo:margin-top="0.2cm" fo:margin-bottom="0.2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7" style:family="paragraph">
      <style:paragraph-properties fo:margin-left="0cm" fo:margin-right="0cm" fo:margin-top="0.1cm" fo:margin-bottom="0.1cm" fo:line-height="100%" fo:text-align="center" fo:text-indent="0cm"/>
    </style:style>
    <style:style style:name="P8" style:family="paragraph">
      <style:paragraph-properties fo:line-height="100%" fo:text-align="center"/>
    </style:style>
    <style:style style:name="P9" style:family="paragraph">
      <style:text-properties style:text-underline-style="solid" style:text-underline-width="auto" style:text-underline-color="font-color"/>
    </style:style>
    <style:style style:name="P10" style:family="paragraph">
      <style:text-properties fo:font-size="18pt" style:text-underline-style="solid" style:text-underline-width="auto" style:text-underline-color="font-color"/>
    </style:style>
    <style:style style:name="P11" style:family="paragraph">
      <style:paragraph-properties fo:text-align="center"/>
      <style:text-properties fo:font-size="18pt"/>
    </style:style>
    <style:style style:name="P12" style:family="paragraph">
      <style:paragraph-properties fo:margin-left="0cm" fo:margin-right="0cm" fo:margin-top="0.1cm" fo:margin-bottom="0.1cm" fo:line-height="100%" fo:text-indent="0cm"/>
    </style:style>
    <style:style style:name="P13" style:family="paragraph">
      <style:paragraph-properties fo:margin-left="0cm" fo:margin-right="0cm" fo:margin-top="0.1cm" fo:margin-bottom="0.1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fo:font-size="18pt" style:font-size-asian="18pt" style:font-size-complex="18pt"/>
    </style:style>
    <style:style style:name="T2" style:family="text">
      <style:text-properties fo:font-size="18pt"/>
    </style:style>
    <style:style style:name="T3"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fo:font-family="Arial" style:font-family-generic="roman" style:font-pitch="variable" fo:font-size="18pt" fo:font-style="normal" fo:text-shadow="none" style:text-underline-style="solid" style:text-underline-width="auto" style:text-underline-color="font-color"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fo:font-size="24pt" style:font-size-asian="24pt" style:font-size-complex="24pt"/>
    </style:style>
    <style:style style:name="T8" style:family="text">
      <style:text-properties style:use-window-font-color="true" style:text-outline="false" style:text-line-through-style="none" fo:font-family="Arial"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Ari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fo:font-family="Arial" style:font-family-generic="roman" style:font-pitch="variable" fo:font-size="15pt" fo:font-style="normal" fo:text-shadow="none" style:text-underline-style="none" fo:font-weight="normal" style:letter-kerning="true" style:font-family-asian="'Microsoft YaHei'" style:font-family-generic-asian="system" style:font-pitch-asian="variable" style:font-size-asian="15pt" style:font-style-asian="normal" style:font-weight-asian="normal" style:font-family-complex="Arial" style:font-family-generic-complex="system" style:font-pitch-complex="variable" style:font-size-complex="15pt" style:font-style-complex="normal" style:font-weight-complex="normal" style:text-emphasize="none" style:font-relief="none" style:text-overline-style="none" style:text-overline-color="font-color"/>
    </style:style>
    <style:style style:name="T10" style:family="text">
      <style:text-properties fo:font-size="26pt" style:font-size-asian="26pt" style:font-size-complex="26pt"/>
    </style:style>
    <style:style style:name="T11" style:family="text">
      <style:text-properties fo:font-size="18pt" style:text-underline-style="solid" style:text-underline-width="auto" style:text-und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6.979cm" svg:height="13.626cm" svg:x="0.101cm" svg:y="0.134cm">
          <draw:image xlink:href="Pictures/10000201000003200000050095A3119E.png" xlink:type="simple" xlink:show="embed" xlink:actuate="onLoad">
            <text:p/>
          </draw:image>
        </draw:frame>
        <draw:rect draw:style-name="gr2" draw:text-style-name="P1" draw:layer="layout" svg:width="6.78cm" svg:height="1.9cm" svg:x="0.2cm" svg:y="5.4cm">
          <text:p/>
        </draw:rect>
        <draw:rect draw:style-name="gr3" draw:text-style-name="P1" draw:layer="layout" svg:width="6.98cm" svg:height="1.2cm" svg:x="0.1cm" svg:y="0.5cm">
          <text:p text:style-name="P1">Login</text:p>
        </draw:rect>
        <draw:rect draw:style-name="gr4" draw:text-style-name="P1" draw:layer="layout" svg:width="6.98cm" svg:height="13.66cm" svg:x="0.1cm" svg:y="0.1cm">
          <text:p/>
        </draw:rect>
        <draw:frame draw:style-name="gr5" draw:layer="layout" svg:width="2.437cm" svg:height="0.963cm" svg:x="2.4cm" svg:y="3.8cm">
          <draw:text-box>
            <text:p>Please</text:p>
          </draw:text-box>
        </draw:frame>
        <draw:frame draw:style-name="gr6" draw:layer="layout" svg:width="5.5cm" svg:height="2.3cm" svg:x="0.9cm" svg:y="8.2cm">
          <draw:text-box>
            <text:p>to use the goApp</text:p>
          </draw:text-box>
        </draw:frame>
      </draw:page>
      <draw:page draw:name="page2" draw:style-name="dp1" draw:master-page-name="Standard">
        <draw:frame draw:style-name="gr1" draw:text-style-name="P1" draw:layer="layout" svg:width="6.979cm" svg:height="13.626cm" svg:x="0.101cm" svg:y="0.134cm">
          <draw:image xlink:href="Pictures/10000201000003200000050095A3119E.png" xlink:type="simple" xlink:show="embed" xlink:actuate="onLoad">
            <text:p/>
          </draw:image>
        </draw:frame>
        <draw:rect draw:style-name="gr7" draw:text-style-name="P1" draw:layer="layout" svg:width="7.18cm" svg:height="12.6cm" svg:x="0cm" svg:y="0.5cm">
          <text:p/>
        </draw:rect>
        <draw:rect draw:style-name="gr8" draw:text-style-name="P1" draw:layer="layout" svg:width="6.98cm" svg:height="1.2cm" svg:x="0.1cm" svg:y="0.5cm">
          <text:p/>
        </draw:rect>
        <draw:frame draw:style-name="gr9" draw:text-style-name="P3" draw:layer="layout" svg:width="2.3cm" svg:height="0.963cm" svg:x="0.1cm" svg:y="0.619cm">
          <draw:text-box>
            <text:p text:style-name="P2">Name</text:p>
          </draw:text-box>
        </draw:frame>
        <draw:rect draw:style-name="gr10" draw:text-style-name="P1" draw:layer="layout" svg:width="6.98cm" svg:height="1.2cm" svg:x="0.1cm" svg:y="1.7cm">
          <text:p/>
        </draw:rect>
        <draw:rect draw:style-name="gr10" draw:text-style-name="P1" draw:layer="layout" svg:width="6.98cm" svg:height="1.2cm" svg:x="0.1cm" svg:y="2.9cm">
          <text:p/>
        </draw:rect>
        <draw:rect draw:style-name="gr10" draw:text-style-name="P1" draw:layer="layout" svg:width="6.98cm" svg:height="1.2cm" svg:x="0.1cm" svg:y="4.1cm">
          <text:p/>
        </draw:rect>
        <draw:rect draw:style-name="gr10" draw:text-style-name="P1" draw:layer="layout" svg:width="6.98cm" svg:height="1.2cm" svg:x="0.1cm" svg:y="5.3cm">
          <text:p/>
        </draw:rect>
        <draw:frame draw:style-name="gr11" draw:layer="layout" svg:width="4.6cm" svg:height="1cm" svg:x="0.2cm" svg:y="1.8cm">
          <draw:text-box>
            <text:p>Gruppe A</text:p>
          </draw:text-box>
        </draw:frame>
        <draw:frame draw:style-name="gr11" draw:layer="layout" svg:width="4.6cm" svg:height="1cm" svg:x="0.2cm" svg:y="3cm">
          <draw:text-box>
            <text:p>Gruppe B</text:p>
          </draw:text-box>
        </draw:frame>
        <draw:frame draw:style-name="gr11" draw:layer="layout" svg:width="4.6cm" svg:height="1cm" svg:x="0.2cm" svg:y="4.2cm">
          <draw:text-box>
            <text:p>Gruppe D</text:p>
          </draw:text-box>
        </draw:frame>
        <draw:frame draw:style-name="gr11" draw:layer="layout" svg:width="4.6cm" svg:height="1cm" svg:x="0.2cm" svg:y="5.4cm">
          <draw:text-box>
            <text:p>Gruppe F</text:p>
          </draw:text-box>
        </draw:frame>
        <draw:circle draw:style-name="gr10" draw:text-style-name="P1" draw:layer="layout" svg:width="0.7cm" svg:height="0.7cm" svg:x="5.2cm" svg:y="0.6cm">
          <text:p/>
        </draw:circle>
        <draw:line draw:style-name="gr12" draw:text-style-name="P1" draw:layer="layout" svg:x1="5.8cm" svg:y1="1.2cm" svg:x2="6.3cm" svg:y2="1.6cm">
          <text:p/>
        </draw:line>
        <draw:rect draw:style-name="gr13" draw:text-style-name="P1" draw:layer="layout" svg:width="6.98cm" svg:height="1.2cm" svg:x="0.1cm" svg:y="7.7cm">
          <text:p/>
        </draw:rect>
        <draw:rect draw:style-name="gr13" draw:text-style-name="P1" draw:layer="layout" svg:width="6.98cm" svg:height="1.2cm" svg:x="0.1cm" svg:y="8.9cm">
          <text:p/>
        </draw:rect>
        <draw:rect draw:style-name="gr13" draw:text-style-name="P1" draw:layer="layout" svg:width="6.98cm" svg:height="1.2cm" svg:x="0.1cm" svg:y="10.1cm">
          <text:p/>
        </draw:rect>
        <draw:frame draw:style-name="gr11" draw:layer="layout" svg:width="4.6cm" svg:height="1cm" svg:x="0.1cm" svg:y="9cm">
          <draw:text-box>
            <text:p>Gruppe M</text:p>
          </draw:text-box>
        </draw:frame>
        <draw:frame draw:style-name="gr11" draw:layer="layout" svg:width="4.6cm" svg:height="1cm" svg:x="0.1cm" svg:y="10.2cm">
          <draw:text-box>
            <text:p>Gruppe N</text:p>
          </draw:text-box>
        </draw:frame>
        <draw:rect draw:style-name="gr4" draw:text-style-name="P1" draw:layer="layout" svg:width="6.98cm" svg:height="13.66cm" svg:x="0.1cm" svg:y="0.1cm">
          <text:p/>
        </draw:rect>
        <draw:frame draw:style-name="gr11" draw:layer="layout" svg:width="4.6cm" svg:height="1cm" svg:x="0.1cm" svg:y="7.8cm">
          <draw:text-box>
            <text:p>Gruppe J</text:p>
          </draw:text-box>
        </draw:frame>
        <draw:frame draw:style-name="gr14" draw:layer="layout" svg:width="6.98cm" svg:height="0.963cm" svg:x="0.1cm" svg:y="6.637cm">
          <draw:text-box>
            <text:p><text:span text:style-name="T1">Ausstehende Anfragen</text:span></text:p>
          </draw:text-box>
        </draw:frame>
      </draw:page>
      <draw:page draw:name="page3" draw:style-name="dp1" draw:master-page-name="Standard">
        <draw:frame draw:style-name="gr1" draw:text-style-name="P1" draw:layer="layout" svg:width="6.979cm" svg:height="13.626cm" svg:x="0.101cm" svg:y="0.134cm">
          <draw:image xlink:href="Pictures/10000201000003200000050095A3119E.png" xlink:type="simple" xlink:show="embed" xlink:actuate="onLoad">
            <text:p/>
          </draw:image>
        </draw:frame>
        <draw:rect draw:style-name="gr7" draw:text-style-name="P1" draw:layer="layout" svg:width="7.18cm" svg:height="12.6cm" svg:x="0cm" svg:y="0.5cm">
          <text:p/>
        </draw:rect>
        <draw:rect draw:style-name="gr8" draw:text-style-name="P1" draw:layer="layout" svg:width="6.98cm" svg:height="1.2cm" svg:x="0.1cm" svg:y="0.5cm">
          <text:p/>
        </draw:rect>
        <draw:frame draw:style-name="gr15" draw:text-style-name="P3" draw:layer="layout" svg:width="2.3cm" svg:height="0.963cm" svg:x="0.1cm" svg:y="0.619cm">
          <draw:text-box>
            <text:p text:style-name="P2"><text:span text:style-name="T2">Name</text:span></text:p>
          </draw:text-box>
        </draw:frame>
        <draw:rect draw:style-name="gr10" draw:text-style-name="P1" draw:layer="layout" svg:width="6.98cm" svg:height="1.2cm" svg:x="0.1cm" svg:y="1.7cm">
          <text:p/>
        </draw:rect>
        <draw:rect draw:style-name="gr10" draw:text-style-name="P1" draw:layer="layout" svg:width="6.98cm" svg:height="1.2cm" svg:x="0.1cm" svg:y="2.9cm">
          <text:p/>
        </draw:rect>
        <draw:rect draw:style-name="gr10" draw:text-style-name="P1" draw:layer="layout" svg:width="6.98cm" svg:height="1.2cm" svg:x="0.1cm" svg:y="4.1cm">
          <text:p/>
        </draw:rect>
        <draw:rect draw:style-name="gr10" draw:text-style-name="P1" draw:layer="layout" svg:width="6.98cm" svg:height="1.2cm" svg:x="0.1cm" svg:y="5.3cm">
          <text:p/>
        </draw:rect>
        <draw:frame draw:style-name="gr11" draw:text-style-name="P4" draw:layer="layout" svg:width="4.6cm" svg:height="1cm" svg:x="0.2cm" svg:y="1.8cm">
          <draw:text-box>
            <text:p><text:span text:style-name="T2">Gruppe A</text:span></text:p>
          </draw:text-box>
        </draw:frame>
        <draw:frame draw:style-name="gr11" draw:text-style-name="P4" draw:layer="layout" svg:width="4.6cm" svg:height="1cm" svg:x="0.2cm" svg:y="3cm">
          <draw:text-box>
            <text:p><text:span text:style-name="T2">Gruppe B</text:span></text:p>
          </draw:text-box>
        </draw:frame>
        <draw:frame draw:style-name="gr11" draw:text-style-name="P4" draw:layer="layout" svg:width="4.6cm" svg:height="1cm" svg:x="0.2cm" svg:y="4.2cm">
          <draw:text-box>
            <text:p><text:span text:style-name="T2">Gruppe D</text:span></text:p>
          </draw:text-box>
        </draw:frame>
        <draw:frame draw:style-name="gr11" draw:text-style-name="P4" draw:layer="layout" svg:width="4.6cm" svg:height="1cm" svg:x="0.2cm" svg:y="5.4cm">
          <draw:text-box>
            <text:p><text:span text:style-name="T2">Gruppe F</text:span></text:p>
          </draw:text-box>
        </draw:frame>
        <draw:circle draw:style-name="gr10" draw:text-style-name="P1" draw:layer="layout" svg:width="0.7cm" svg:height="0.7cm" svg:x="5.2cm" svg:y="0.6cm">
          <text:p/>
        </draw:circle>
        <draw:line draw:style-name="gr12" draw:text-style-name="P1" draw:layer="layout" svg:x1="5.8cm" svg:y1="1.2cm" svg:x2="6.3cm" svg:y2="1.6cm">
          <text:p/>
        </draw:line>
        <draw:rect draw:style-name="gr8" draw:text-style-name="P1" draw:layer="layout" svg:width="1.6cm" svg:height="1cm" svg:x="1.1cm" svg:y="7.7cm">
          <text:p/>
        </draw:rect>
        <draw:rect draw:style-name="gr8" draw:text-style-name="P1" draw:layer="layout" svg:width="1.6cm" svg:height="1cm" svg:x="3.8cm" svg:y="7.7cm">
          <text:p/>
        </draw:rect>
        <draw:rect draw:style-name="gr13" draw:text-style-name="P1" draw:layer="layout" svg:width="6.98cm" svg:height="1.2cm" svg:x="0.1cm" svg:y="7.701cm">
          <text:p/>
        </draw:rect>
        <draw:rect draw:style-name="gr13" draw:text-style-name="P1" draw:layer="layout" svg:width="6.98cm" svg:height="1.2cm" svg:x="0.1cm" svg:y="8.901cm">
          <text:p/>
        </draw:rect>
        <draw:rect draw:style-name="gr13" draw:text-style-name="P1" draw:layer="layout" svg:width="6.98cm" svg:height="1.2cm" svg:x="0.1cm" svg:y="10.101cm">
          <text:p/>
        </draw:rect>
        <draw:frame draw:style-name="gr11" draw:layer="layout" svg:width="4.6cm" svg:height="1cm" svg:x="0.1cm" svg:y="9.001cm">
          <draw:text-box>
            <text:p>Gruppe M</text:p>
          </draw:text-box>
        </draw:frame>
        <draw:frame draw:style-name="gr11" draw:layer="layout" svg:width="4.6cm" svg:height="1cm" svg:x="0.1cm" svg:y="10.201cm">
          <draw:text-box>
            <text:p>Gruppe N</text:p>
          </draw:text-box>
        </draw:frame>
        <draw:frame draw:style-name="gr11" draw:layer="layout" svg:width="4.6cm" svg:height="1cm" svg:x="0.1cm" svg:y="7.801cm">
          <draw:text-box>
            <text:p>Gruppe J</text:p>
          </draw:text-box>
        </draw:frame>
        <draw:frame draw:style-name="gr14" draw:layer="layout" svg:width="6.98cm" svg:height="0.963cm" svg:x="0.1cm" svg:y="6.638cm">
          <draw:text-box>
            <text:p><text:span text:style-name="T1">Ausstehende Anfragen</text:span></text:p>
          </draw:text-box>
        </draw:frame>
        <draw:rect draw:style-name="gr16" draw:text-style-name="P1" draw:layer="layout" svg:width="5.7cm" svg:height="6.5cm" svg:x="0.7cm" svg:y="3.5cm">
          <text:p/>
        </draw:rect>
        <draw:rect draw:style-name="gr4" draw:text-style-name="P1" draw:layer="layout" svg:width="6.98cm" svg:height="13.66cm" svg:x="0.1cm" svg:y="0.1cm">
          <text:p/>
        </draw:rect>
        <draw:frame draw:style-name="gr17" draw:text-style-name="P6" draw:layer="layout" svg:width="4.6cm" svg:height="4.3cm" svg:x="1.2cm" svg:y="4.5cm">
          <draw:text-box>
            <text:p text:style-name="P5"><text:span text:style-name="T3">Dein</text:span></text:p>
            <text:p text:style-name="P5"><text:span text:style-name="T4">Name <text:s text:c="8"/></text:span></text:p>
            <text:p><text:span text:style-name="T5"/></text:p>
            <text:p><text:span text:style-name="T6"/></text:p>
            <text:p><text:span text:style-name="T6">Ja</text:span><text:span text:style-name="T6"><text:tab/></text:span><text:span text:style-name="T6"><text:tab/></text:span><text:span text:style-name="T6">Nein</text:span></text:p>
          </draw:text-box>
        </draw:frame>
      </draw:page>
      <draw:page draw:name="page4" draw:style-name="dp1" draw:master-page-name="Standard">
        <draw:frame draw:style-name="gr1" draw:text-style-name="P1" draw:layer="layout" svg:width="6.979cm" svg:height="13.626cm" svg:x="0.102cm" svg:y="0.134cm">
          <draw:image xlink:href="Pictures/10000201000003200000050095A3119E.png" xlink:type="simple" xlink:show="embed" xlink:actuate="onLoad">
            <text:p/>
          </draw:image>
        </draw:frame>
        <draw:rect draw:style-name="gr7" draw:text-style-name="P1" draw:layer="layout" svg:width="7.18cm" svg:height="12.6cm" svg:x="0cm" svg:y="0.5cm">
          <text:p/>
        </draw:rect>
        <draw:rect draw:style-name="gr8" draw:text-style-name="P1" draw:layer="layout" svg:width="6.98cm" svg:height="1.2cm" svg:x="0.1cm" svg:y="0.5cm">
          <text:p/>
        </draw:rect>
        <draw:frame draw:style-name="gr18" draw:layer="layout" svg:width="3.6cm" svg:height="0.963cm" svg:x="0.2cm" svg:y="0.6cm">
          <draw:text-box>
            <text:p>Gruppe A</text:p>
          </draw:text-box>
        </draw:frame>
        <draw:circle draw:style-name="gr3" draw:text-style-name="P1" draw:layer="layout" svg:width="1cm" svg:height="1cm" svg:x="5.8cm" svg:y="11.8cm">
          <text:p text:style-name="P1"><text:span text:style-name="T7">+</text:span></text:p>
        </draw:circle>
        <draw:rect draw:style-name="gr10" draw:text-style-name="P1" draw:layer="layout" svg:width="5.4cm" svg:height="2.9cm" svg:x="0.9cm" svg:y="2.9cm">
          <text:p/>
        </draw:rect>
        <draw:frame draw:style-name="gr19" draw:text-style-name="P8" draw:layer="layout" svg:width="4.1cm" svg:height="2.776cm" svg:x="1.5cm" svg:y="2.924cm">
          <draw:text-box>
            <text:p text:style-name="P7"><text:span text:style-name="T8">Mensa</text:span><text:span text:style-name="T3"> </text:span></text:p>
            <text:p text:style-name="P7"><text:span text:style-name="T3">13:15</text:span></text:p>
            <text:p text:style-name="P7"><text:span text:style-name="T9">Von Eva</text:span></text:p>
          </draw:text-box>
        </draw:frame>
        <draw:rect draw:style-name="gr10" draw:text-style-name="P1" draw:layer="layout" svg:width="2.4cm" svg:height="1.4cm" svg:x="0.9cm" svg:y="5.8cm">
          <text:p/>
        </draw:rect>
        <draw:rect draw:style-name="gr10" draw:text-style-name="P1" draw:layer="layout" svg:width="2.4cm" svg:height="1.4cm" svg:x="3.9cm" svg:y="5.8cm">
          <text:p/>
        </draw:rect>
        <draw:line draw:style-name="gr12" draw:text-style-name="P1" draw:layer="layout" svg:x1="1.6cm" svg:y1="6.8cm" svg:x2="1.9cm" svg:y2="7cm">
          <text:p/>
        </draw:line>
        <draw:line draw:style-name="gr12" draw:text-style-name="P1" draw:layer="layout" svg:x1="1.9cm" svg:y1="7cm" svg:x2="2.4cm" svg:y2="6.2cm">
          <text:p/>
        </draw:line>
        <draw:line draw:style-name="gr12" draw:text-style-name="P1" draw:layer="layout" svg:x1="4.55cm" svg:y1="6.2cm" svg:x2="5.65cm" svg:y2="6.9cm">
          <text:p/>
        </draw:line>
        <draw:line draw:style-name="gr12" draw:text-style-name="P1" draw:layer="layout" svg:x1="4.55cm" svg:y1="6.9cm" svg:x2="5.65cm" svg:y2="6.2cm">
          <text:p/>
        </draw:line>
        <draw:rect draw:style-name="gr10" draw:text-style-name="P1" draw:layer="layout" svg:width="5.4cm" svg:height="2.9cm" svg:x="0.9cm" svg:y="8.6cm">
          <text:p/>
        </draw:rect>
        <draw:frame draw:style-name="gr20" draw:text-style-name="P7" draw:layer="layout" svg:width="4.1cm" svg:height="2.776cm" svg:x="1.4cm" svg:y="8.624cm">
          <draw:text-box>
            <text:p text:style-name="P7"><text:span text:style-name="T8">Party</text:span></text:p>
            <text:p text:style-name="P7"><text:span text:style-name="T3">22:15</text:span></text:p>
            <text:p text:style-name="P7"><text:span text:style-name="T9">Von Jörn</text:span></text:p>
          </draw:text-box>
        </draw:frame>
        <draw:rect draw:style-name="gr21" draw:text-style-name="P1" draw:layer="layout" svg:width="2.4cm" svg:height="1.4cm" svg:x="2.4cm" svg:y="11.5cm">
          <text:p text:style-name="P1">GO</text:p>
        </draw:rect>
        <draw:frame draw:style-name="gr18" draw:layer="layout" svg:width="6.8cm" svg:height="0.963cm" svg:x="0.1cm" svg:y="1.737cm">
          <draw:text-box>
            <text:p>Neue Termine</text:p>
          </draw:text-box>
        </draw:frame>
        <draw:frame draw:style-name="gr11" draw:layer="layout" svg:width="6.6cm" svg:height="1cm" svg:x="0.1cm" svg:y="7.5cm">
          <draw:text-box>
            <text:p>Deine Termine</text:p>
          </draw:text-box>
        </draw:frame>
        <draw:rect draw:style-name="gr10" draw:text-style-name="P1" draw:layer="layout" svg:width="0.38cm" svg:height="2.9cm" svg:x="6.7cm" svg:y="2.9cm">
          <text:p/>
        </draw:rect>
        <draw:rect draw:style-name="gr10" draw:text-style-name="P1" draw:layer="layout" svg:width="0.38cm" svg:height="2.9cm" svg:x="6.7cm" svg:y="8.6cm">
          <text:p/>
        </draw:rect>
        <draw:rect draw:style-name="gr10" draw:text-style-name="P1" draw:layer="layout" svg:width="0.38cm" svg:height="2.9cm" svg:x="0.12cm" svg:y="2.9cm">
          <text:p/>
        </draw:rect>
        <draw:rect draw:style-name="gr10" draw:text-style-name="P1" draw:layer="layout" svg:width="0.38cm" svg:height="2.9cm" svg:x="0.12cm" svg:y="8.6cm">
          <text:p/>
        </draw:rect>
        <draw:rect draw:style-name="gr10" draw:text-style-name="P1" draw:layer="layout" svg:width="0.38cm" svg:height="1.4cm" svg:x="6.7cm" svg:y="5.8cm">
          <text:p/>
        </draw:rect>
        <draw:rect draw:style-name="gr10" draw:text-style-name="P1" draw:layer="layout" svg:width="0.38cm" svg:height="1.4cm" svg:x="0.12cm" svg:y="5.8cm">
          <text:p/>
        </draw:rect>
        <draw:rect draw:style-name="gr4" draw:text-style-name="P1" draw:layer="layout" svg:width="6.98cm" svg:height="13.66cm" svg:x="0.1cm" svg:y="0.1cm">
          <text:p/>
        </draw:rect>
      </draw:page>
      <draw:page draw:name="page5" draw:style-name="dp1" draw:master-page-name="Standard">
        <draw:frame draw:style-name="gr1" draw:text-style-name="P1" draw:layer="layout" svg:width="6.979cm" svg:height="13.626cm" svg:x="0.103cm" svg:y="0.134cm">
          <draw:image xlink:href="Pictures/10000201000003200000050095A3119E.png" xlink:type="simple" xlink:show="embed" xlink:actuate="onLoad">
            <text:p/>
          </draw:image>
        </draw:frame>
        <draw:rect draw:style-name="gr7" draw:text-style-name="P1" draw:layer="layout" svg:width="7.18cm" svg:height="12.6cm" svg:x="0cm" svg:y="0.5cm">
          <text:p/>
        </draw:rect>
        <draw:rect draw:style-name="gr8" draw:text-style-name="P1" draw:layer="layout" svg:width="6.98cm" svg:height="1.2cm" svg:x="0.1cm" svg:y="0.5cm">
          <text:p/>
        </draw:rect>
        <draw:frame draw:style-name="gr22" draw:text-style-name="P3" draw:layer="layout" svg:width="6.98cm" svg:height="0.98cm" svg:x="0.1cm" svg:y="0.62cm">
          <draw:text-box>
            <text:p text:style-name="P8">Mensa 13:15 </text:p>
          </draw:text-box>
        </draw:frame>
        <draw:rect draw:style-name="gr8" draw:text-style-name="P1" draw:layer="layout" svg:width="6.98cm" svg:height="1.2cm" svg:x="0.1cm" svg:y="1.7cm">
          <text:p/>
        </draw:rect>
        <draw:frame draw:style-name="gr23" draw:text-style-name="P3" draw:layer="layout" svg:width="6.98cm" svg:height="0.98cm" svg:x="0.1cm" svg:y="1.82cm">
          <draw:text-box>
            <text:p text:style-name="P2">Teilnehmer</text:p>
          </draw:text-box>
        </draw:frame>
        <draw:rect draw:style-name="gr10" draw:text-style-name="P1" draw:layer="layout" svg:width="6.98cm" svg:height="1.2cm" svg:x="0.1cm" svg:y="2.9cm">
          <text:p/>
        </draw:rect>
        <draw:rect draw:style-name="gr10" draw:text-style-name="P1" draw:layer="layout" svg:width="6.98cm" svg:height="1.2cm" svg:x="0.1cm" svg:y="4.1cm">
          <text:p/>
        </draw:rect>
        <draw:frame draw:style-name="gr18" draw:layer="layout" svg:width="4cm" svg:height="0.963cm" svg:x="0.3cm" svg:y="3.037cm">
          <draw:text-box>
            <text:p>Eva<text:tab/></text:p>
          </draw:text-box>
        </draw:frame>
        <draw:frame draw:style-name="gr18" draw:layer="layout" svg:width="4cm" svg:height="0.963cm" svg:x="0.3cm" svg:y="4.2cm">
          <draw:text-box>
            <text:p>Tobi</text:p>
          </draw:text-box>
        </draw:frame>
        <draw:rect draw:style-name="gr10" draw:text-style-name="P1" draw:layer="layout" svg:width="6.98cm" svg:height="1.2cm" svg:x="0.1cm" svg:y="5.3cm">
          <text:p/>
        </draw:rect>
        <draw:frame draw:style-name="gr18" draw:layer="layout" svg:width="4cm" svg:height="0.963cm" svg:x="0.2cm" svg:y="5.337cm">
          <draw:text-box>
            <text:p>Jonas</text:p>
          </draw:text-box>
        </draw:frame>
        <draw:rect draw:style-name="gr10" draw:text-style-name="P1" draw:layer="layout" svg:width="6.98cm" svg:height="1.2cm" svg:x="0.1cm" svg:y="6.5cm">
          <text:p/>
        </draw:rect>
        <draw:frame draw:style-name="gr18" draw:layer="layout" svg:width="4cm" svg:height="0.963cm" svg:x="0.2cm" svg:y="6.637cm">
          <draw:text-box>
            <text:p>Julian</text:p>
          </draw:text-box>
        </draw:frame>
        <draw:rect draw:style-name="gr10" draw:text-style-name="P1" draw:layer="layout" svg:width="6.98cm" svg:height="5.4cm" svg:x="0.1cm" svg:y="7.7cm">
          <text:p/>
        </draw:rect>
        <draw:line draw:style-name="gr24" draw:text-style-name="P1" draw:layer="layout" svg:x1="7.08cm" svg:y1="7.887cm" svg:x2="0.1cm" svg:y2="10.574cm">
          <text:p/>
        </draw:line>
        <draw:line draw:style-name="gr12" draw:text-style-name="P1" draw:layer="layout" svg:x1="3.2cm" svg:y1="10.833cm" svg:x2="6.9cm" svg:y2="13cm">
          <text:p/>
        </draw:line>
        <draw:line draw:style-name="gr12" draw:text-style-name="P1" draw:layer="layout" svg:x1="3.2cm" svg:y1="9.88cm" svg:x2="7.08cm" svg:y2="9.88cm">
          <text:p/>
        </draw:line>
        <draw:line draw:style-name="gr12" draw:text-style-name="P1" draw:layer="layout" svg:x1="1cm" svg:y1="7.8cm" svg:x2="0.8cm" svg:y2="10.227cm">
          <text:p/>
        </draw:line>
        <draw:line draw:style-name="gr12" draw:text-style-name="P1" draw:layer="layout" svg:x1="0.9cm" svg:y1="8.753cm" svg:x2="0.1cm" svg:y2="8.84cm">
          <text:p/>
        </draw:line>
        <draw:custom-shape draw:style-name="gr25" draw:text-style-name="P1" draw:layer="layout" svg:width="0.5cm" svg:height="0.433cm" svg:x="0.9cm" svg:y="8.58cm">
          <text:p/>
          <draw:enhanced-geometry svg:viewBox="0 0 21600 21600" draw:text-areas="?f1 ?f2 ?f3 ?f4" draw:type="star8" draw:modifiers="5259.88023952096"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24" draw:text-style-name="P1" draw:layer="layout" svg:x1="3.1cm" svg:y1="7.8cm" svg:x2="3.1cm" svg:y2="13.1cm">
          <text:p/>
        </draw:line>
        <draw:line draw:style-name="gr12" draw:text-style-name="P1" draw:layer="layout" svg:x1="1.5cm" svg:y1="10.1cm" svg:x2="1.1cm" svg:y2="13.1cm">
          <text:p/>
        </draw:line>
        <draw:custom-shape draw:style-name="gr26" draw:text-style-name="P1" draw:layer="layout" svg:width="0.4cm" svg:height="0.4cm" svg:x="6.3cm" svg:y="9.7cm">
          <text:p/>
          <draw:enhanced-geometry svg:viewBox="0 0 780 907" draw:type="non-primitive" draw:enhanced-path="M 390 0 L 492 276 780 228 594 457 780 679 492 631 390 907 288 631 0 679 186 457 0 228 288 276 390 0 Z N"/>
        </draw:custom-shape>
        <draw:custom-shape draw:style-name="gr27" draw:text-style-name="P1" draw:layer="layout" svg:width="0.4cm" svg:height="0.4cm" svg:x="2.7cm" svg:y="9.7cm">
          <text:p/>
          <draw:enhanced-geometry svg:viewBox="0 0 780 907" draw:type="non-primitive" draw:enhanced-path="M 390 0 L 492 276 780 228 594 457 780 679 492 631 390 907 288 631 0 679 186 457 0 228 288 276 390 0 Z N"/>
        </draw:custom-shape>
        <draw:rect draw:style-name="gr4" draw:text-style-name="P1" draw:layer="layout" svg:width="6.98cm" svg:height="13.66cm" svg:x="0.1cm" svg:y="0.1cm">
          <text:p/>
        </draw:rect>
      </draw:page>
      <draw:page draw:name="page6" draw:style-name="dp1" draw:master-page-name="Standard">
        <draw:frame draw:style-name="gr1" draw:text-style-name="P1" draw:layer="layout" svg:width="6.979cm" svg:height="13.626cm" svg:x="0.103cm" svg:y="0.134cm">
          <draw:image xlink:href="Pictures/10000201000003200000050095A3119E.png" xlink:type="simple" xlink:show="embed" xlink:actuate="onLoad">
            <text:p/>
          </draw:image>
        </draw:frame>
        <draw:rect draw:style-name="gr7" draw:text-style-name="P1" draw:layer="layout" svg:width="7.18cm" svg:height="12.6cm" svg:x="0cm" svg:y="0.5cm">
          <text:p/>
        </draw:rect>
        <draw:rect draw:style-name="gr8" draw:text-style-name="P1" draw:layer="layout" svg:width="6.98cm" svg:height="1.2cm" svg:x="0.1cm" svg:y="0.5cm">
          <text:p/>
        </draw:rect>
        <draw:frame draw:style-name="gr18" draw:layer="layout" svg:width="3.6cm" svg:height="0.963cm" svg:x="1.5cm" svg:y="0.6cm">
          <draw:text-box>
            <text:p>Gruppe A</text:p>
          </draw:text-box>
        </draw:frame>
        <draw:rect draw:style-name="gr10" draw:text-style-name="P1" draw:layer="layout" svg:width="6.98cm" svg:height="1.2cm" svg:x="0.1cm" svg:y="2.9cm">
          <text:p/>
        </draw:rect>
        <draw:rect draw:style-name="gr10" draw:text-style-name="P1" draw:layer="layout" svg:width="6.98cm" svg:height="1.2cm" svg:x="0.1cm" svg:y="4.1cm">
          <text:p/>
        </draw:rect>
        <draw:rect draw:style-name="gr10" draw:text-style-name="P1" draw:layer="layout" svg:width="6.98cm" svg:height="1.2cm" svg:x="0.1cm" svg:y="5.3cm">
          <text:p/>
        </draw:rect>
        <draw:rect draw:style-name="gr10" draw:text-style-name="P1" draw:layer="layout" svg:width="6.98cm" svg:height="1.2cm" svg:x="0.1cm" svg:y="6.5cm">
          <text:p/>
        </draw:rect>
        <draw:rect draw:style-name="gr28" draw:text-style-name="P1" draw:layer="layout" svg:width="6.98cm" svg:height="1.2cm" svg:x="0.1cm" svg:y="7.7cm">
          <text:p/>
        </draw:rect>
        <draw:rect draw:style-name="gr8" draw:text-style-name="P1" draw:layer="layout" svg:width="6.98cm" svg:height="1.2cm" svg:x="0.1cm" svg:y="1.7cm">
          <text:p/>
        </draw:rect>
        <draw:frame draw:style-name="gr11" draw:layer="layout" svg:width="4.5cm" svg:height="1cm" svg:x="0.3cm" svg:y="1.8cm">
          <draw:text-box>
            <text:p>Mitglieder</text:p>
          </draw:text-box>
        </draw:frame>
        <draw:frame draw:style-name="gr18" draw:layer="layout" svg:width="4cm" svg:height="0.963cm" svg:x="0.3cm" svg:y="3cm">
          <draw:text-box>
            <text:p>Julian</text:p>
          </draw:text-box>
        </draw:frame>
        <draw:frame draw:style-name="gr18" draw:layer="layout" svg:width="4cm" svg:height="0.963cm" svg:x="0.3cm" svg:y="4.237cm">
          <draw:text-box>
            <text:p>Eva<text:tab/></text:p>
          </draw:text-box>
        </draw:frame>
        <draw:frame draw:style-name="gr18" draw:layer="layout" svg:width="4cm" svg:height="0.963cm" svg:x="0.3cm" svg:y="5.4cm">
          <draw:text-box>
            <text:p>Tobi</text:p>
          </draw:text-box>
        </draw:frame>
        <draw:frame draw:style-name="gr18" draw:layer="layout" svg:width="4cm" svg:height="0.963cm" svg:x="0.2cm" svg:y="6.537cm">
          <draw:text-box>
            <text:p>Jonas</text:p>
          </draw:text-box>
        </draw:frame>
        <draw:frame draw:style-name="gr29" draw:layer="layout" svg:width="5.3cm" svg:height="1.063cm" svg:x="0.3cm" svg:y="7.8cm">
          <draw:text-box>
            <text:p>Verlassen</text:p>
          </draw:text-box>
        </draw:frame>
        <draw:rect draw:style-name="gr4" draw:text-style-name="P1" draw:layer="layout" svg:width="6.98cm" svg:height="13.66cm" svg:x="0.1cm" svg:y="0.1cm">
          <text:p/>
        </draw:rect>
      </draw:page>
      <draw:page draw:name="page7" draw:style-name="dp1" draw:master-page-name="Standard">
        <draw:frame draw:style-name="gr1" draw:text-style-name="P1" draw:layer="layout" svg:width="6.979cm" svg:height="13.626cm" svg:x="0.103cm" svg:y="0.134cm">
          <draw:image xlink:href="Pictures/10000201000003200000050095A3119E.png" xlink:type="simple" xlink:show="embed" xlink:actuate="onLoad">
            <text:p/>
          </draw:image>
        </draw:frame>
        <draw:rect draw:style-name="gr7" draw:text-style-name="P1" draw:layer="layout" svg:width="7.18cm" svg:height="12.6cm" svg:x="0cm" svg:y="0.5cm">
          <text:p/>
        </draw:rect>
        <draw:rect draw:style-name="gr8" draw:text-style-name="P1" draw:layer="layout" svg:width="6.98cm" svg:height="1.2cm" svg:x="0.1cm" svg:y="0.5cm">
          <text:p/>
        </draw:rect>
        <draw:frame draw:style-name="gr18" draw:text-style-name="P4" draw:layer="layout" svg:width="3.6cm" svg:height="0.963cm" svg:x="1.5cm" svg:y="0.6cm">
          <draw:text-box>
            <text:p><text:span text:style-name="T2">Gruppe A</text:span></text:p>
          </draw:text-box>
        </draw:frame>
        <draw:rect draw:style-name="gr10" draw:text-style-name="P1" draw:layer="layout" svg:width="6.98cm" svg:height="1.2cm" svg:x="0.1cm" svg:y="2.9cm">
          <text:p/>
        </draw:rect>
        <draw:rect draw:style-name="gr10" draw:text-style-name="P1" draw:layer="layout" svg:width="6.98cm" svg:height="1.2cm" svg:x="0.1cm" svg:y="4.1cm">
          <text:p/>
        </draw:rect>
        <draw:rect draw:style-name="gr8" draw:text-style-name="P1" draw:layer="layout" svg:width="6.98cm" svg:height="1.2cm" svg:x="0.1cm" svg:y="5.3cm">
          <text:p/>
        </draw:rect>
        <draw:rect draw:style-name="gr10" draw:text-style-name="P1" draw:layer="layout" svg:width="6.98cm" svg:height="1.2cm" svg:x="0.1cm" svg:y="6.5cm">
          <text:p/>
        </draw:rect>
        <draw:rect draw:style-name="gr28" draw:text-style-name="P1" draw:layer="layout" svg:width="6.98cm" svg:height="1.2cm" svg:x="0.1cm" svg:y="11.3cm">
          <text:p/>
        </draw:rect>
        <draw:rect draw:style-name="gr8" draw:text-style-name="P1" draw:layer="layout" svg:width="6.98cm" svg:height="1.2cm" svg:x="0.1cm" svg:y="1.7cm">
          <text:p/>
        </draw:rect>
        <draw:frame draw:style-name="gr11" draw:text-style-name="P4" draw:layer="layout" svg:width="4.5cm" svg:height="1cm" svg:x="0.3cm" svg:y="1.8cm">
          <draw:text-box>
            <text:p><text:span text:style-name="T2">Bewerber</text:span></text:p>
          </draw:text-box>
        </draw:frame>
        <draw:frame draw:style-name="gr18" draw:text-style-name="P4" draw:layer="layout" svg:width="4cm" svg:height="0.963cm" svg:x="0.3cm" svg:y="3cm">
          <draw:text-box>
            <text:p><text:span text:style-name="T2">Sven</text:span></text:p>
          </draw:text-box>
        </draw:frame>
        <draw:frame draw:style-name="gr18" draw:text-style-name="P4" draw:layer="layout" svg:width="4cm" svg:height="0.963cm" svg:x="0.3cm" svg:y="4.237cm">
          <draw:text-box>
            <text:p><text:span text:style-name="T2">Erik</text:span></text:p>
          </draw:text-box>
        </draw:frame>
        <draw:frame draw:style-name="gr18" draw:text-style-name="P4" draw:layer="layout" svg:width="4cm" svg:height="0.963cm" svg:x="0.3cm" svg:y="5.4cm">
          <draw:text-box>
            <text:p><text:span text:style-name="T2">Mitglieder</text:span></text:p>
          </draw:text-box>
        </draw:frame>
        <draw:frame draw:style-name="gr18" draw:text-style-name="P4" draw:layer="layout" svg:width="4cm" svg:height="0.963cm" svg:x="0.2cm" svg:y="6.537cm">
          <draw:text-box>
            <text:p><text:span text:style-name="T2">Julian</text:span></text:p>
          </draw:text-box>
        </draw:frame>
        <draw:frame draw:style-name="gr29" draw:text-style-name="P4" draw:layer="layout" svg:width="5.3cm" svg:height="1.063cm" svg:x="0.1cm" svg:y="11.4cm">
          <draw:text-box>
            <text:p><text:span text:style-name="T2">Löschen</text:span></text:p>
          </draw:text-box>
        </draw:frame>
        <draw:rect draw:style-name="gr10" draw:text-style-name="P1" draw:layer="layout" svg:width="6.98cm" svg:height="1.2cm" svg:x="0.1cm" svg:y="7.7cm">
          <text:p/>
        </draw:rect>
        <draw:rect draw:style-name="gr10" draw:text-style-name="P1" draw:layer="layout" svg:width="6.98cm" svg:height="1.2cm" svg:x="0.1cm" svg:y="8.9cm">
          <text:p/>
        </draw:rect>
        <draw:rect draw:style-name="gr10" draw:text-style-name="P1" draw:layer="layout" svg:width="6.98cm" svg:height="1.2cm" svg:x="0.1cm" svg:y="10.1cm">
          <text:p/>
        </draw:rect>
        <draw:frame draw:style-name="gr18" draw:text-style-name="P4" draw:layer="layout" svg:width="4cm" svg:height="0.963cm" svg:x="0.1cm" svg:y="7.837cm">
          <draw:text-box>
            <text:p><text:span text:style-name="T2">Eva</text:span></text:p>
          </draw:text-box>
        </draw:frame>
        <draw:frame draw:style-name="gr18" draw:text-style-name="P4" draw:layer="layout" svg:width="4cm" svg:height="0.963cm" svg:x="0.1cm" svg:y="9.037cm">
          <draw:text-box>
            <text:p><text:span text:style-name="T2">Tobi</text:span></text:p>
          </draw:text-box>
        </draw:frame>
        <draw:frame draw:style-name="gr18" draw:text-style-name="P4" draw:layer="layout" svg:width="4cm" svg:height="0.963cm" svg:x="0.2cm" svg:y="10.2cm">
          <draw:text-box>
            <text:p><text:span text:style-name="T2">Jonas</text:span></text:p>
          </draw:text-box>
        </draw:frame>
        <draw:circle draw:style-name="gr10" draw:text-style-name="P1" draw:layer="layout" svg:width="0.8cm" svg:height="0.8cm" svg:x="4.5cm" svg:y="3.1cm">
          <text:p/>
        </draw:circle>
        <draw:circle draw:style-name="gr10" draw:text-style-name="P1" draw:layer="layout" svg:width="0.8cm" svg:height="0.8cm" svg:x="5.8cm" svg:y="3.1cm">
          <text:p/>
        </draw:circle>
        <draw:circle draw:style-name="gr10" draw:text-style-name="P1" draw:layer="layout" svg:width="0.8cm" svg:height="0.8cm" svg:x="4.5cm" svg:y="4.3cm">
          <text:p/>
        </draw:circle>
        <draw:circle draw:style-name="gr10" draw:text-style-name="P1" draw:layer="layout" svg:width="0.8cm" svg:height="0.8cm" svg:x="5.8cm" svg:y="4.3cm">
          <text:p/>
        </draw:circle>
        <draw:circle draw:style-name="gr10" draw:text-style-name="P1" draw:layer="layout" svg:width="0.8cm" svg:height="0.8cm" svg:x="5.8cm" svg:y="6.7cm">
          <text:p/>
        </draw:circle>
        <draw:circle draw:style-name="gr10" draw:text-style-name="P1" draw:layer="layout" svg:width="0.8cm" svg:height="0.8cm" svg:x="5.8cm" svg:y="7.9cm">
          <text:p/>
        </draw:circle>
        <draw:circle draw:style-name="gr10" draw:text-style-name="P1" draw:layer="layout" svg:width="0.8cm" svg:height="0.8cm" svg:x="5.8cm" svg:y="9.1cm">
          <text:p/>
        </draw:circle>
        <draw:circle draw:style-name="gr10" draw:text-style-name="P1" draw:layer="layout" svg:width="0.8cm" svg:height="0.8cm" svg:x="5.8cm" svg:y="10.3cm">
          <text:p/>
        </draw:circle>
        <draw:frame draw:style-name="gr30" draw:layer="layout" svg:width="0.8cm" svg:height="1.276cm" svg:x="4.5cm" svg:y="2.849cm">
          <draw:text-box>
            <text:p text:style-name="P1"><text:span text:style-name="T10">-</text:span></text:p>
          </draw:text-box>
        </draw:frame>
        <draw:frame draw:style-name="gr30" draw:layer="layout" svg:width="0.8cm" svg:height="1.276cm" svg:x="4.5cm" svg:y="4.024cm">
          <draw:text-box>
            <text:p text:style-name="P1"><text:span text:style-name="T10">-</text:span></text:p>
          </draw:text-box>
        </draw:frame>
        <draw:frame draw:style-name="gr30" draw:layer="layout" svg:width="0.8cm" svg:height="1.276cm" svg:x="5.8cm" svg:y="6.4cm">
          <draw:text-box>
            <text:p text:style-name="P1"><text:span text:style-name="T10">-</text:span></text:p>
          </draw:text-box>
        </draw:frame>
        <draw:frame draw:style-name="gr30" draw:layer="layout" svg:width="0.8cm" svg:height="1.276cm" svg:x="5.8cm" svg:y="7.6cm">
          <draw:text-box>
            <text:p text:style-name="P1"><text:span text:style-name="T10">-</text:span></text:p>
          </draw:text-box>
        </draw:frame>
        <draw:frame draw:style-name="gr30" draw:layer="layout" svg:width="0.8cm" svg:height="1.276cm" svg:x="5.8cm" svg:y="8.8cm">
          <draw:text-box>
            <text:p text:style-name="P1"><text:span text:style-name="T10">-</text:span></text:p>
          </draw:text-box>
        </draw:frame>
        <draw:frame draw:style-name="gr30" draw:layer="layout" svg:width="0.8cm" svg:height="1.276cm" svg:x="5.8cm" svg:y="10cm">
          <draw:text-box>
            <text:p text:style-name="P1"><text:span text:style-name="T10">-</text:span></text:p>
          </draw:text-box>
        </draw:frame>
        <draw:frame draw:style-name="gr30" draw:layer="layout" svg:width="0.8cm" svg:height="1.276cm" svg:x="5.7cm" svg:y="2.924cm">
          <draw:text-box>
            <text:p text:style-name="P1"><text:span text:style-name="T10">+</text:span></text:p>
          </draw:text-box>
        </draw:frame>
        <draw:frame draw:style-name="gr30" draw:layer="layout" svg:width="0.8cm" svg:height="1.276cm" svg:x="5.7cm" svg:y="4.124cm">
          <draw:text-box>
            <text:p text:style-name="P1"><text:span text:style-name="T10">+</text:span></text:p>
          </draw:text-box>
        </draw:frame>
        <draw:rect draw:style-name="gr4" draw:text-style-name="P1" draw:layer="layout" svg:width="6.98cm" svg:height="13.66cm" svg:x="0.1cm" svg:y="0.1cm">
          <text:p/>
        </draw:rect>
      </draw:page>
      <draw:page draw:name="page8" draw:style-name="dp1" draw:master-page-name="Standard">
        <draw:frame draw:style-name="gr1" draw:text-style-name="P1" draw:layer="layout" svg:width="6.979cm" svg:height="13.626cm" svg:x="0.104cm" svg:y="0.134cm">
          <draw:image xlink:href="Pictures/10000201000003200000050095A3119E.png" xlink:type="simple" xlink:show="embed" xlink:actuate="onLoad">
            <text:p/>
          </draw:image>
        </draw:frame>
        <draw:rect draw:style-name="gr7" draw:text-style-name="P1" draw:layer="layout" svg:width="7.18cm" svg:height="12.6cm" svg:x="0cm" svg:y="0.5cm">
          <text:p/>
        </draw:rect>
        <draw:rect draw:style-name="gr8" draw:text-style-name="P1" draw:layer="layout" svg:width="6.98cm" svg:height="1.2cm" svg:x="0.1cm" svg:y="0.5cm">
          <text:p/>
        </draw:rect>
        <draw:circle draw:style-name="gr10" draw:text-style-name="P1" draw:layer="layout" svg:width="0.7cm" svg:height="0.7cm" svg:x="5.2cm" svg:y="0.6cm">
          <text:p/>
        </draw:circle>
        <draw:line draw:style-name="gr12" draw:text-style-name="P1" draw:layer="layout" svg:x1="5.8cm" svg:y1="1.2cm" svg:x2="6.3cm" svg:y2="1.6cm">
          <text:p/>
        </draw:line>
        <draw:frame draw:style-name="gr31" draw:text-style-name="P9" draw:layer="layout" svg:width="4.6cm" svg:height="1.675cm" svg:x="0.3cm" svg:y="0.6cm">
          <draw:text-box>
            <text:p><text:span text:style-name="T5">Gruppe <text:s text:c="16"/></text:span></text:p>
          </draw:text-box>
        </draw:frame>
        <draw:rect draw:style-name="gr10" draw:text-style-name="P1" draw:layer="layout" svg:width="6.98cm" svg:height="1.2cm" svg:x="0.1cm" svg:y="1.7cm">
          <text:p/>
        </draw:rect>
        <draw:rect draw:style-name="gr10" draw:text-style-name="P1" draw:layer="layout" svg:width="6.98cm" svg:height="1.2cm" svg:x="0.1cm" svg:y="2.9cm">
          <text:p/>
        </draw:rect>
        <draw:rect draw:style-name="gr10" draw:text-style-name="P1" draw:layer="layout" svg:width="6.98cm" svg:height="1.2cm" svg:x="0.1cm" svg:y="4.1cm">
          <text:p/>
        </draw:rect>
        <draw:frame draw:style-name="gr11" draw:layer="layout" svg:width="4.6cm" svg:height="1cm" svg:x="0.2cm" svg:y="1.8cm">
          <draw:text-box>
            <text:p>Gruppe 1</text:p>
          </draw:text-box>
        </draw:frame>
        <draw:frame draw:style-name="gr11" draw:layer="layout" svg:width="4.6cm" svg:height="1cm" svg:x="0.2cm" svg:y="3cm">
          <draw:text-box>
            <text:p>Gruppe 2</text:p>
          </draw:text-box>
        </draw:frame>
        <draw:frame draw:style-name="gr11" draw:layer="layout" svg:width="4.6cm" svg:height="1cm" svg:x="0.2cm" svg:y="4.2cm">
          <draw:text-box>
            <text:p>Gruppe 3</text:p>
          </draw:text-box>
        </draw:frame>
        <draw:rect draw:style-name="gr10" draw:text-style-name="P1" draw:layer="layout" svg:width="6.98cm" svg:height="1.2cm" svg:x="0.1cm" svg:y="5.3cm">
          <text:p/>
        </draw:rect>
        <draw:rect draw:style-name="gr10" draw:text-style-name="P1" draw:layer="layout" svg:width="6.98cm" svg:height="1.2cm" svg:x="0.1cm" svg:y="6.5cm">
          <text:p/>
        </draw:rect>
        <draw:rect draw:style-name="gr10" draw:text-style-name="P1" draw:layer="layout" svg:width="6.98cm" svg:height="1.2cm" svg:x="0.1cm" svg:y="7.7cm">
          <text:p/>
        </draw:rect>
        <draw:frame draw:style-name="gr11" draw:layer="layout" svg:width="4.6cm" svg:height="1cm" svg:x="0.2cm" svg:y="5.4cm">
          <draw:text-box>
            <text:p>Gruppe 4</text:p>
          </draw:text-box>
        </draw:frame>
        <draw:frame draw:style-name="gr11" draw:layer="layout" svg:width="4.6cm" svg:height="1cm" svg:x="0.2cm" svg:y="6.6cm">
          <draw:text-box>
            <text:p>Gruppe 5</text:p>
          </draw:text-box>
        </draw:frame>
        <draw:frame draw:style-name="gr11" draw:layer="layout" svg:width="4.6cm" svg:height="1cm" svg:x="0.2cm" svg:y="7.8cm">
          <draw:text-box>
            <text:p>Gruppe 6</text:p>
          </draw:text-box>
        </draw:frame>
        <draw:circle draw:style-name="gr32" draw:text-style-name="P1" draw:layer="layout" svg:width="1cm" svg:height="1cm" svg:x="5.8cm" svg:y="11.5cm">
          <text:p/>
        </draw:circle>
        <draw:frame draw:style-name="gr33" draw:text-style-name="P1" draw:layer="layout" svg:width="0.8cm" svg:height="1.276cm" svg:x="5.8cm" svg:y="11.4cm">
          <draw:text-box>
            <text:p text:style-name="P1"><text:span text:style-name="T10">+</text:span></text:p>
          </draw:text-box>
        </draw:frame>
        <draw:rect draw:style-name="gr4" draw:text-style-name="P1" draw:layer="layout" svg:width="6.98cm" svg:height="13.66cm" svg:x="0.1cm" svg:y="0.1cm">
          <text:p/>
        </draw:rect>
      </draw:page>
      <draw:page draw:name="page9" draw:style-name="dp1" draw:master-page-name="Standard">
        <draw:frame draw:style-name="gr1" draw:text-style-name="P1" draw:layer="layout" svg:width="6.979cm" svg:height="13.626cm" svg:x="0.104cm" svg:y="0.134cm">
          <draw:image xlink:href="Pictures/10000201000003200000050095A3119E.png" xlink:type="simple" xlink:show="embed" xlink:actuate="onLoad">
            <text:p/>
          </draw:image>
        </draw:frame>
        <draw:rect draw:style-name="gr7" draw:text-style-name="P1" draw:layer="layout" svg:width="7.18cm" svg:height="12.6cm" svg:x="0cm" svg:y="0.5cm">
          <text:p/>
        </draw:rect>
        <draw:rect draw:style-name="gr8" draw:text-style-name="P1" draw:layer="layout" svg:width="6.98cm" svg:height="1.2cm" svg:x="0.1cm" svg:y="0.5cm">
          <text:p/>
        </draw:rect>
        <draw:circle draw:style-name="gr10" draw:text-style-name="P1" draw:layer="layout" svg:width="0.7cm" svg:height="0.7cm" svg:x="5.2cm" svg:y="0.6cm">
          <text:p/>
        </draw:circle>
        <draw:line draw:style-name="gr12" draw:text-style-name="P1" draw:layer="layout" svg:x1="5.8cm" svg:y1="1.2cm" svg:x2="6.3cm" svg:y2="1.6cm">
          <text:p/>
        </draw:line>
        <draw:frame draw:style-name="gr31" draw:text-style-name="P10" draw:layer="layout" svg:width="4.6cm" svg:height="1.675cm" svg:x="0.3cm" svg:y="0.6cm">
          <draw:text-box>
            <text:p><text:span text:style-name="T11">Gruppe <text:s text:c="16"/></text:span></text:p>
          </draw:text-box>
        </draw:frame>
        <draw:rect draw:style-name="gr10" draw:text-style-name="P1" draw:layer="layout" svg:width="6.98cm" svg:height="1.2cm" svg:x="0.1cm" svg:y="1.7cm">
          <text:p/>
        </draw:rect>
        <draw:rect draw:style-name="gr10" draw:text-style-name="P1" draw:layer="layout" svg:width="6.98cm" svg:height="1.2cm" svg:x="0.1cm" svg:y="2.9cm">
          <text:p/>
        </draw:rect>
        <draw:rect draw:style-name="gr10" draw:text-style-name="P1" draw:layer="layout" svg:width="6.98cm" svg:height="1.2cm" svg:x="0.1cm" svg:y="4.1cm">
          <text:p/>
        </draw:rect>
        <draw:frame draw:style-name="gr11" draw:text-style-name="P4" draw:layer="layout" svg:width="4.6cm" svg:height="1cm" svg:x="0.2cm" svg:y="1.8cm">
          <draw:text-box>
            <text:p><text:span text:style-name="T2">Gruppe 1</text:span></text:p>
          </draw:text-box>
        </draw:frame>
        <draw:frame draw:style-name="gr11" draw:text-style-name="P4" draw:layer="layout" svg:width="4.6cm" svg:height="1cm" svg:x="0.2cm" svg:y="3cm">
          <draw:text-box>
            <text:p><text:span text:style-name="T2">Gruppe 2</text:span></text:p>
          </draw:text-box>
        </draw:frame>
        <draw:frame draw:style-name="gr11" draw:text-style-name="P4" draw:layer="layout" svg:width="4.6cm" svg:height="1cm" svg:x="0.2cm" svg:y="4.2cm">
          <draw:text-box>
            <text:p><text:span text:style-name="T2">Gruppe 3</text:span></text:p>
          </draw:text-box>
        </draw:frame>
        <draw:rect draw:style-name="gr10" draw:text-style-name="P1" draw:layer="layout" svg:width="6.98cm" svg:height="1.2cm" svg:x="0.1cm" svg:y="5.3cm">
          <text:p/>
        </draw:rect>
        <draw:rect draw:style-name="gr10" draw:text-style-name="P1" draw:layer="layout" svg:width="6.98cm" svg:height="1.2cm" svg:x="0.1cm" svg:y="6.5cm">
          <text:p/>
        </draw:rect>
        <draw:rect draw:style-name="gr10" draw:text-style-name="P1" draw:layer="layout" svg:width="6.98cm" svg:height="1.2cm" svg:x="0.1cm" svg:y="7.7cm">
          <text:p/>
        </draw:rect>
        <draw:frame draw:style-name="gr11" draw:text-style-name="P4" draw:layer="layout" svg:width="4.6cm" svg:height="1cm" svg:x="0.2cm" svg:y="5.4cm">
          <draw:text-box>
            <text:p><text:span text:style-name="T2">Gruppe 4</text:span></text:p>
          </draw:text-box>
        </draw:frame>
        <draw:frame draw:style-name="gr11" draw:text-style-name="P4" draw:layer="layout" svg:width="4.6cm" svg:height="1cm" svg:x="0.2cm" svg:y="6.6cm">
          <draw:text-box>
            <text:p><text:span text:style-name="T2">Gruppe 5</text:span></text:p>
          </draw:text-box>
        </draw:frame>
        <draw:frame draw:style-name="gr11" draw:text-style-name="P4" draw:layer="layout" svg:width="4.6cm" svg:height="1cm" svg:x="0.2cm" svg:y="7.8cm">
          <draw:text-box>
            <text:p><text:span text:style-name="T2">Gruppe 6</text:span></text:p>
          </draw:text-box>
        </draw:frame>
        <draw:circle draw:style-name="gr32" draw:text-style-name="P1" draw:layer="layout" svg:width="1cm" svg:height="1cm" svg:x="5.8cm" svg:y="11.5cm">
          <text:p/>
        </draw:circle>
        <draw:frame draw:style-name="gr33" draw:text-style-name="P11" draw:layer="layout" svg:width="0.8cm" svg:height="1.276cm" svg:x="5.8cm" svg:y="11.4cm">
          <draw:text-box>
            <text:p text:style-name="P1"><text:span text:style-name="T10">+</text:span></text:p>
          </draw:text-box>
        </draw:frame>
        <draw:rect draw:style-name="gr34" draw:text-style-name="P1" draw:layer="layout" svg:width="5.7cm" svg:height="6.5cm" svg:x="0.7cm" svg:y="3.5cm">
          <text:p/>
        </draw:rect>
        <draw:rect draw:style-name="gr8" draw:text-style-name="P1" draw:layer="layout" svg:width="1.8cm" svg:height="1.2cm" svg:x="1.1cm" svg:y="7.9cm">
          <text:p/>
        </draw:rect>
        <draw:rect draw:style-name="gr8" draw:text-style-name="P1" draw:layer="layout" svg:width="2cm" svg:height="1.2cm" svg:x="3.7cm" svg:y="7.9cm">
          <text:p/>
        </draw:rect>
        <draw:frame draw:style-name="gr35" draw:text-style-name="P13" draw:layer="layout" svg:width="4.6cm" svg:height="4.823cm" svg:x="1.3cm" svg:y="4.189cm">
          <draw:text-box>
            <text:p text:style-name="P12"><text:span text:style-name="T3">Willst du </text:span></text:p>
            <text:p text:style-name="P12"><text:span text:style-name="T4">Gruppe <text:s text:c="5"/></text:span></text:p>
            <text:p text:style-name="P12"><text:span text:style-name="T3">erstellen? </text:span></text:p>
            <text:p/>
            <text:p/>
            <text:p>Ja<text:tab/><text:tab/>Nein</text:p>
          </draw:text-box>
        </draw:frame>
        <draw:rect draw:style-name="gr4" draw:text-style-name="P1" draw:layer="layout" svg:width="6.98cm" svg:height="13.66cm" svg:x="0.1cm" svg:y="0.1cm">
          <text:p/>
        </draw:rect>
      </draw:page>
      <draw:page draw:name="page10" draw:style-name="dp1" draw:master-page-name="Standard">
        <draw:frame draw:style-name="gr1" draw:text-style-name="P1" draw:layer="layout" svg:width="6.979cm" svg:height="13.626cm" svg:x="0.101cm" svg:y="0.133cm">
          <draw:image xlink:href="Pictures/10000201000003200000050095A3119E.png" xlink:type="simple" xlink:show="embed" xlink:actuate="onLoad">
            <text:p/>
          </draw:image>
        </draw:frame>
        <draw:rect draw:style-name="gr7" draw:text-style-name="P1" draw:layer="layout" svg:width="7.18cm" svg:height="12.6cm" svg:x="0cm" svg:y="0.5cm">
          <text:p/>
        </draw:rect>
        <draw:rect draw:style-name="gr8" draw:text-style-name="P1" draw:layer="layout" svg:width="6.98cm" svg:height="1.2cm" svg:x="0.1cm" svg:y="0.5cm">
          <text:p/>
        </draw:rect>
        <draw:frame draw:style-name="gr18" draw:text-style-name="P1" draw:layer="layout" svg:width="6.6cm" svg:height="0.963cm" svg:x="0.3cm" svg:y="0.6cm">
          <draw:text-box>
            <text:p text:style-name="P1">Neuer Termin</text:p>
          </draw:text-box>
        </draw:frame>
        <draw:rect draw:style-name="gr10" draw:text-style-name="P1" draw:layer="layout" svg:width="6.98cm" svg:height="1.2cm" svg:x="0.1cm" svg:y="1.7cm">
          <text:p/>
        </draw:rect>
        <draw:rect draw:style-name="gr10" draw:text-style-name="P1" draw:layer="layout" svg:width="6.98cm" svg:height="1.2cm" svg:x="0.1cm" svg:y="2.9cm">
          <text:p/>
        </draw:rect>
        <draw:rect draw:style-name="gr10" draw:text-style-name="P1" draw:layer="layout" svg:width="6.98cm" svg:height="1.2cm" svg:x="0.1cm" svg:y="4.1cm">
          <text:p/>
        </draw:rect>
        <draw:frame draw:style-name="gr18" draw:layer="layout" svg:width="5.5cm" svg:height="0.963cm" svg:x="0.2cm" svg:y="1.8cm">
          <draw:text-box>
            <text:p>Name: <text:span text:style-name="T5">Mensa <text:s text:c="4"/></text:span><text:s/></text:p>
          </draw:text-box>
        </draw:frame>
        <draw:rect draw:style-name="gr34" draw:text-style-name="P1" draw:layer="layout" svg:width="1cm" svg:height="0.9cm" svg:x="2.5cm" svg:y="3.1cm">
          <text:p/>
        </draw:rect>
        <draw:rect draw:style-name="gr34" draw:text-style-name="P1" draw:layer="layout" svg:width="1cm" svg:height="0.9cm" svg:x="3.7cm" svg:y="3.1cm">
          <text:p/>
        </draw:rect>
        <draw:rect draw:style-name="gr34" draw:text-style-name="P1" draw:layer="layout" svg:width="1.7cm" svg:height="0.9cm" svg:x="5cm" svg:y="3.1cm">
          <text:p/>
        </draw:rect>
        <draw:frame draw:style-name="gr18" draw:layer="layout" svg:width="6.8cm" svg:height="0.963cm" svg:x="0.2cm" svg:y="3.1cm">
          <draw:text-box>
            <text:p>Datum: 20 . 11 . 2016</text:p>
          </draw:text-box>
        </draw:frame>
        <draw:rect draw:style-name="gr34" draw:text-style-name="P1" draw:layer="layout" svg:width="1cm" svg:height="0.9cm" svg:x="2.7cm" svg:y="4.2cm">
          <text:p/>
        </draw:rect>
        <draw:rect draw:style-name="gr34" draw:text-style-name="P1" draw:layer="layout" svg:width="1cm" svg:height="0.9cm" svg:x="3.9cm" svg:y="4.2cm">
          <text:p/>
        </draw:rect>
        <draw:frame draw:style-name="gr18" draw:layer="layout" svg:width="6.88cm" svg:height="0.963cm" svg:x="0.2cm" svg:y="4.25cm">
          <draw:text-box>
            <text:p>Uhrzeit: 13 : 15 Uhr</text:p>
          </draw:text-box>
        </draw:frame>
        <draw:rect draw:style-name="gr10" draw:text-style-name="P1" draw:layer="layout" svg:width="6.98cm" svg:height="1.2cm" svg:x="0.1cm" svg:y="5.3cm">
          <text:p/>
        </draw:rect>
        <draw:frame draw:style-name="gr11" draw:layer="layout" svg:width="6.8cm" svg:height="1cm" svg:x="0.2cm" svg:y="5.4cm">
          <draw:text-box>
            <text:p>Ort: Adenauerring</text:p>
          </draw:text-box>
        </draw:frame>
        <draw:rect draw:style-name="gr10" draw:text-style-name="P1" draw:layer="layout" svg:width="6.98cm" svg:height="6.6cm" svg:x="0.1cm" svg:y="6.5cm">
          <text:p/>
        </draw:rect>
        <draw:line draw:style-name="gr24" draw:text-style-name="P1" draw:layer="layout" svg:x1="3.1cm" svg:y1="6.5cm" svg:x2="3.1cm" svg:y2="13.1cm">
          <text:p/>
        </draw:line>
        <draw:line draw:style-name="gr24" draw:text-style-name="P1" draw:layer="layout" svg:x1="7.08cm" svg:y1="6.7cm" svg:x2="0.1cm" svg:y2="9.8cm">
          <text:p/>
        </draw:line>
        <draw:line draw:style-name="gr12" draw:text-style-name="P1" draw:layer="layout" svg:x1="3.2cm" svg:y1="10.1cm" svg:x2="6.9cm" svg:y2="12.6cm">
          <text:p/>
        </draw:line>
        <draw:line draw:style-name="gr12" draw:text-style-name="P1" draw:layer="layout" svg:x1="1.6cm" svg:y1="9cm" svg:x2="1.1cm" svg:y2="13.2cm">
          <text:p/>
        </draw:line>
        <draw:line draw:style-name="gr12" draw:text-style-name="P1" draw:layer="layout" svg:x1="3.2cm" svg:y1="9cm" svg:x2="7.08cm" svg:y2="9cm">
          <text:p/>
        </draw:line>
        <draw:line draw:style-name="gr12" draw:text-style-name="P1" draw:layer="layout" svg:x1="1cm" svg:y1="6.6cm" svg:x2="0.8cm" svg:y2="9.4cm">
          <text:p/>
        </draw:line>
        <draw:line draw:style-name="gr12" draw:text-style-name="P1" draw:layer="layout" svg:x1="0.9cm" svg:y1="7.7cm" svg:x2="0.1cm" svg:y2="7.8cm">
          <text:p/>
        </draw:line>
        <draw:custom-shape draw:style-name="gr25" draw:text-style-name="P1" draw:layer="layout" svg:width="0.5cm" svg:height="0.5cm" svg:x="0.9cm" svg:y="7.5cm">
          <text:p/>
          <draw:enhanced-geometry svg:viewBox="0 0 21600 21600" draw:text-areas="?f1 ?f2 ?f3 ?f4" draw:type="star8" draw:modifiers="5259.88023952096"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rect draw:style-name="gr4" draw:text-style-name="P1" draw:layer="layout" svg:width="6.98cm" svg:height="13.66cm" svg:x="0.1cm" svg:y="0.1cm">
          <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1" draw:display-name="Bitmape 1" xlink:href="Pictures/100000000000023000000064C3DA87DA.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1cm" fo:margin-bottom="0.1cm" fo:margin-left="0.1cm" fo:margin-right="0.1cm" fo:page-width="7.18cm" fo:page-height="13.8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6-11-24T11:34:53.20</meta:creation-date>
    <dc:date>2017-01-12T18:27:34.97</dc:date>
    <meta:editing-duration>P8DT5H19M42S</meta:editing-duration>
    <meta:editing-cycles>4</meta:editing-cycles>
    <meta:generator>OpenOffice/4.1.1$Win32 OpenOffice.org_project/411m6$Build-9775</meta:generator>
    <meta:document-statistic meta:object-count="234"/>
  </office:meta>
</office:document-meta>
</file>